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3A000002AC8904C2A8.jpg"/>
  <manifest:file-entry manifest:media-type="image/jpeg" manifest:full-path="Pictures/100000000000019B000001B1D6D60618.jpg"/>
  <manifest:file-entry manifest:media-type="image/jpeg" manifest:full-path="Pictures/10000000000001F4000001F406BC0617.jpg"/>
  <manifest:file-entry manifest:media-type="image/jpeg" manifest:full-path="Pictures/1000000000000220000000ADB41AF2F0.jpg"/>
  <manifest:file-entry manifest:media-type="image/jpeg" manifest:full-path="Pictures/100000000000034F0000029BD591ABD1.jpg"/>
  <manifest:file-entry manifest:media-type="image/jpeg" manifest:full-path="Pictures/100000000000012B0000022E7ADA17CE.jpg"/>
  <manifest:file-entry manifest:media-type="image/jpeg" manifest:full-path="Pictures/1000000000000163000001633B5F6C90.jpg"/>
  <manifest:file-entry manifest:media-type="image/jpeg" manifest:full-path="Pictures/100000000000017F000000FA84DA72BC.jpg"/>
  <manifest:file-entry manifest:media-type="image/jpeg" manifest:full-path="Pictures/100000000000099C00000377E572E9D9.jpg"/>
  <manifest:file-entry manifest:media-type="image/png" manifest:full-path="Pictures/10000201000001F4000001F4463A0EA2.png"/>
  <manifest:file-entry manifest:media-type="image/jpeg" manifest:full-path="Pictures/1000000000000CC0000009900B470E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3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ffcccc" draw:textarea-horizontal-align="center" draw:textarea-vertical-align="middle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579d1c" draw:textarea-horizontal-align="center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376cm" draw:marker-end-width="0.376cm" draw:fill="gradient" draw:fill-color="#000000" draw:fill-gradient-name="Gradient_20_2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4" style:family="graphic" style:parent-style-name="standard">
      <style:graphic-properties svg:stroke-width="0.61cm" svg:stroke-color="#cccccc" draw:marker-start-width="1.21cm" draw:marker-end-width="1.21cm" draw:stroke-linejoin="round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35" style:family="graphic" style:parent-style-name="standard">
      <style:graphic-properties svg:stroke-width="0.254cm" svg:stroke-color="#cccccc" draw:marker-start-width="0.679cm" draw:marker-end-width="0.679cm" draw:fill="solid" draw:fill-color="#000000" draw:textarea-horizontal-align="justify" draw:textarea-vertical-align="middle" draw:auto-grow-height="false" fo:padding-top="0.25cm" fo:padding-bottom="0.25cm" fo:padding-left="0.375cm" fo:padding-right="0.375cm"/>
    </style:style>
    <style:style style:name="gr36" style:family="graphic" style:parent-style-name="standard">
      <style:graphic-properties svg:stroke-width="0.254cm" svg:stroke-color="#cccccc" draw:marker-start-width="0.679cm" draw:marker-end-width="0.679cm" draw:fill="solid" draw:fill-color="#cc0000" draw:textarea-horizontal-align="justify" draw:textarea-vertical-align="middle" draw:auto-grow-height="false" fo:padding-top="0.25cm" fo:padding-bottom="0.25cm" fo:padding-left="0.375cm" fo:padding-right="0.375cm"/>
    </style:style>
    <style:style style:name="gr37" style:family="graphic" style:parent-style-name="standard">
      <style:graphic-properties svg:stroke-width="0.406cm" svg:stroke-color="#cccccc" draw:marker-start-width="0.906cm" draw:marker-end-width="0.906cm" draw:fill="solid" draw:fill-color="#cccccc" draw:textarea-horizontal-align="justify" draw:textarea-vertical-align="middle" draw:auto-grow-height="false" fo:padding-top="0.325cm" fo:padding-bottom="0.325cm" fo:padding-left="0.45cm" fo:padding-right="0.45cm"/>
    </style:style>
    <style:style style:name="gr38" style:family="graphic" style:parent-style-name="standard">
      <style:graphic-properties svg:stroke-width="0.406cm" svg:stroke-color="#808080" draw:marker-start-width="0.906cm" draw:marker-end-width="0.906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3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477cm"/>
    </style:style>
    <style:style style:name="gr4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674cm"/>
    </style:style>
    <style:style style:name="gr41" style:family="graphic" style:parent-style-name="standard">
      <style:graphic-properties svg:stroke-width="0.305cm" draw:marker-start-width="0.755cm" draw:marker-end-width="0.7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916cm"/>
    </style:style>
    <style:style style:name="gr43" style:family="graphic" style:parent-style-name="standard">
      <style:graphic-properties svg:stroke-color="#cccccc" draw:fill="solid" draw:fill-color="#333333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width="0cm" draw:marker-start-width="0.3cm" draw:marker-end-width="0.3cm" draw:fill="solid" draw:fill-color="#990000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0" style:family="graphic" style:parent-style-name="objectwithoutfill">
      <style:graphic-properties svg:stroke-width="0.305cm" svg:stroke-color="#000000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051cm" draw:marker-start-width="0.376cm" draw:marker-end-width="0.376cm" draw:fill="solid" draw:fill-color="#579d1c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6cm" fo:min-width="10.861cm"/>
    </style:style>
    <style:style style:name="gr5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5" style:family="graphic" style:parent-style-name="standard">
      <style:graphic-properties draw:fill="solid" draw:fill-color="#996633" draw:textarea-horizontal-align="center" draw:textarea-vertical-align="middle"/>
    </style:style>
    <style:style style:name="gr56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fill="solid" draw:fill-color="#000000" draw:textarea-horizontal-align="center" draw:textarea-vertical-align="middle"/>
    </style:style>
    <style:style style:name="gr58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59" style:family="graphic" style:parent-style-name="standard">
      <style:graphic-properties draw:fill="solid" draw:fill-color="#808080" draw:textarea-horizontal-align="center" draw:textarea-vertical-align="middle"/>
    </style:style>
    <style:style style:name="gr60" style:family="graphic" style:parent-style-name="standard">
      <style:graphic-properties draw:fill="solid" draw:fill-color="#355e00" draw:textarea-horizontal-align="center" draw:textarea-vertical-align="middle"/>
    </style:style>
    <style:style style:name="gr61" style:family="graphic" style:parent-style-name="standard">
      <style:graphic-properties draw:fill="solid" draw:fill-color="#355e00" draw:textarea-horizontal-align="center" draw:textarea-vertical-align="middle"/>
    </style:style>
    <style:style style:name="gr62" style:family="graphic" style:parent-style-name="standard">
      <style:graphic-properties draw:marker-start="Arrow" draw:marker-end="Arrow" draw:textarea-horizontal-align="center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2.076cm"/>
    </style:style>
    <style:style style:name="gr64" style:family="graphic" style:parent-style-name="standard">
      <style:graphic-properties draw:fill="solid" draw:fill-color="#b3b3b3" draw:textarea-horizontal-align="center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2.313cm"/>
    </style:style>
    <style:style style:name="gr66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69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0" style:family="graphic" style:parent-style-name="objectwithoutfill">
      <style:graphic-properties svg:stroke-width="0.1cm" svg:stroke-color="#99663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000000" style:text-outline="true" fo:font-weight="bold" style:font-weight-asian="bold" style:font-weight-complex="bold"/>
    </style:style>
    <style:style style:name="P8" style:family="paragraph">
      <style:text-properties fo:color="#000000" style:text-outline="false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 fo:font-family="'Droid Sans Mono'" style:font-family-generic="swiss" style:font-pitch="fixed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cc0000" fo:font-family="'Droid Sans Mono'" style:font-family-generic="swiss" style:font-pitch="fixed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000000" style:text-outline="tru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style:style style:name="T6" style:family="text">
      <style:text-properties fo:color="#cc0000" style:text-outline="fals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, drawings, etc.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57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>
          <text:p/>
        </draw:connector>
        <draw:frame draw:style-name="gr15" draw:text-style-name="P2" draw:layer="layout" svg:width="4.16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39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57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>
          <text:p/>
        </draw:connector>
        <draw:frame draw:style-name="gr15" draw:text-style-name="P2" draw:layer="layout" svg:width="3.783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3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68cm" svg:height="0.806cm" svg:x="20.718cm" svg:y="10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21.2cm" svg:y2="7.321cm" draw:start-shape="id37" draw:start-glue-point="3" draw:end-shape="id38" draw:end-glue-point="3" svg:d="m12690 9435h-690v-2114h9200">
          <text:p/>
        </draw:connector>
        <draw:connector draw:style-name="gr21" draw:text-style-name="P1" draw:layer="layout" draw:line-skew="-0.689cm" svg:x1="12.69cm" svg:y1="9.99cm" svg:x2="21.2cm" svg:y2="6.721cm" draw:start-shape="id39" draw:start-glue-point="3" draw:end-shape="id40" draw:end-glue-point="3" svg:d="m12690 9990h-1190v-3269h970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579) translate (11.288cm 12.3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5.7cm" svg:y="11.2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5.99cm" svg:y="16.7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5.99cm" svg:y="17.305cm">
          <text:p text:style-name="P1"><text:span text:style-name="T1">D8</text:span></text:p>
        </draw:rect>
        <draw:rect draw:style-name="gr3" draw:text-style-name="P1" draw:layer="layout" svg:width="1.5cm" svg:height="0.5cm" svg:x="11.2cm" svg:y="14.01cm">
          <text:p text:style-name="P1"><text:span text:style-name="T1">IN1</text:span></text:p>
        </draw:rect>
        <draw:rect draw:style-name="gr3" draw:text-style-name="P1" draw:layer="layout" svg:width="1.4cm" svg:height="0.5cm" svg:x="9.011cm" svg:y="13.6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1.2cm" svg:y="13.4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9.029cm" svg:y="13.066cm">
          <text:p text:style-name="P1"><text:span text:style-name="T1">IN4</text:span></text:p>
        </draw:rect>
        <draw:rect draw:style-name="gr3" draw:text-style-name="P1" draw:layer="layout" svg:width="1.43cm" svg:height="0.5cm" svg:x="8.981cm" svg:y="14.178cm">
          <text:p text:style-name="P1"><text:span text:style-name="T1">ENA</text:span></text:p>
        </draw:rect>
        <draw:rect draw:style-name="gr3" draw:text-style-name="P1" draw:layer="layout" svg:width="1.5cm" svg:height="0.509cm" svg:x="11.2cm" svg:y="12.81cm">
          <text:p text:style-name="P1"><text:span text:style-name="T1">ENB</text:span></text:p>
        </draw:rect>
        <draw:connector draw:style-name="gr7" draw:text-style-name="P1" draw:layer="layout" draw:line-skew="-0.845cm" svg:x1="12.7cm" svg:y1="13.66cm" svg:x2="15.99cm" svg:y2="17.01cm" draw:start-shape="id41" draw:end-shape="id42" draw:end-glue-point="3" svg:d="m12700 13660h800v3350h2490">
          <text:p/>
        </draw:connector>
        <draw:connector draw:style-name="gr22" draw:text-style-name="P1" draw:layer="layout" draw:line-skew="-0.528cm" svg:x1="9.029cm" svg:y1="13.316cm" svg:x2="15.99cm" svg:y2="17.555cm" draw:start-shape="id43" draw:start-glue-point="3" draw:end-shape="id44" draw:end-glue-point="3" svg:d="m9029 13316h-1029v4239h7990">
          <text:p/>
        </draw:connector>
        <draw:frame draw:style-name="gr15" draw:text-style-name="P2" draw:layer="layout" svg:width="4.164cm" svg:height="0.806cm" svg:x="15.508cm" svg:y="10.0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9.27cm" svg:y="11.376cm">
          <text:p/>
        </draw:rect>
        <draw:rect draw:style-name="gr13" draw:text-style-name="P1" draw:layer="layout" svg:width="0.5cm" svg:height="1cm" svg:x="9.883cm" svg:y="11.376cm">
          <text:p/>
        </draw:rect>
        <draw:path draw:style-name="gr23" draw:text-style-name="P1" draw:layer="layout" svg:width="3.626cm" svg:height="8.459cm" draw:transform="rotate (1.5707963267946) translate (2.67215036014576cm 11.3730000000779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cm" svg:height="0.806cm" svg:x="5.236cm" svg:y="6.6cm">
          <draw:text-box>
            <text:p><text:span text:style-name="T1">Perimeter wire</text:span></text:p>
          </draw:text-box>
        </draw:frame>
        <draw:frame draw:style-name="gr15" draw:text-style-name="P2" draw:layer="layout" svg:width="5.061cm" svg:height="0.806cm" svg:x="3.952cm" svg:y="11.2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21.7cm" svg:y="6.3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5.326cm">
          <draw:text-box>
            <text:p><text:span text:style-name="T1">Bluetooth</text:span></text:p>
          </draw:text-box>
        </draw:frame>
        <draw:rect draw:style-name="gr3" draw:text-style-name="P3" draw:layer="layout" svg:width="1.301cm" svg:height="0.5cm" svg:x="21.2cm" svg:y="7.271cm">
          <text:p text:style-name="P1"><text:span text:style-name="T1">TX</text:span></text:p>
        </draw:rect>
        <draw:rect draw:style-name="gr3" draw:text-style-name="P3" draw:layer="layout" svg:width="1.302cm" svg:height="0.5cm" svg:x="21.2cm" svg:y="7.871cm">
          <text:p text:style-name="P1"><text:span text:style-name="T1">RX</text:span></text:p>
        </draw:rect>
        <draw:connector draw:style-name="gr20" draw:text-style-name="P1" draw:layer="layout" draw:line-skew="-0.589cm" svg:x1="16.09cm" svg:y1="15.344cm" svg:x2="21.2cm" svg:y2="8.122cm" draw:start-shape="id45" draw:start-glue-point="3" svg:d="m16090 15344h-1090v-7222h6200">
          <text:p/>
        </draw:connector>
        <draw:connector draw:style-name="gr21" draw:text-style-name="P1" draw:layer="layout" draw:line-skew="-1.089cm" svg:x1="16.09cm" svg:y1="14.799cm" svg:x2="21.2cm" svg:y2="7.522cm" draw:start-shape="id46" draw:start-glue-point="3" svg:d="m16090 14799h-1590v-7277h6700">
          <text:p/>
        </draw:connector>
        <draw:rect draw:style-name="gr3" draw:text-style-name="P1" xml:id="id45" draw:id="id45" draw:layer="layout" svg:width="1cm" svg:height="0.5cm" svg:x="16.09cm" svg:y="15.094cm">
          <text:p text:style-name="P1"><text:span text:style-name="T1">TX</text:span></text:p>
        </draw:rect>
        <draw:rect draw:style-name="gr3" draw:text-style-name="P1" xml:id="id46" draw:id="id46" draw:layer="layout" svg:width="1cm" svg:height="0.5cm" svg:x="16.09cm" svg:y="14.549cm">
          <text:p text:style-name="P1"><text:span text:style-name="T1">RX</text:span>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path draw:style-name="gr24" draw:text-style-name="P1" draw:layer="layout" svg:width="0.448cm" svg:height="0.84cm" svg:x="20.3cm" svg:y="14.459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701cm" svg:y="14.36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9.102cm" svg:y="14.4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0.448cm" svg:height="0.84cm" svg:x="18.602cm" svg:y="14.861cm" svg:viewBox="0 0 449 841" svg:d="m11 765c-3-89-1-178-8-265-8-110 4-223 0-332-3-93 83-178 174-167 96 12 199 73 219 182 17 93 58 182 53 280-4 84 0 171 0 257v83 38z">
          <text:p/>
        </draw:path>
        <draw:path draw:style-name="gr24" draw:text-style-name="P1" draw:layer="layout" svg:width="3.353cm" svg:height="3.83cm" svg:x="18.513cm" svg:y="15.369cm" svg:viewBox="0 0 3354 3831" svg:d="m332 3369c14-344-184-642-282-957-96-307-22-640-28-959s4-640 0-957c-4-333 584 746 732-86 55-306 114 296 479 339 546 64 303 304 705-563 126-274 482-236 395 56-91 308 33 658-85 958-222 566 545 445 620 0 145-857 540 40 480 310-90 395-479 545-762 732-335 223-788 400-901 817-91 335-106 272-106 772 0 0-1258-172-1247-462z">
          <text:p/>
        </draw:path>
        <draw:custom-shape draw:style-name="gr25" draw:text-style-name="P1" draw:layer="layout" svg:width="8.2cm" svg:height="2.5cm" svg:x="18.3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10855.1959114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8.2cm" svg:height="3.4cm" svg:x="18.3cm" svg:y="7.6cm">
          <text:p text:style-name="P1">&lt;</text:p>
          <draw:enhanced-geometry svg:viewBox="0 0 21600 21600" draw:type="rectangle" draw:enhanced-path="M 0 0 L 21600 0 21600 21600 0 21600 0 0 Z N"/>
        </draw:custom-shape>
        <draw:path draw:style-name="gr27" draw:text-style-name="P1" draw:layer="layout" svg:width="9.251cm" svg:height="9.926cm" svg:x="1.351cm" svg:y="8.333cm" svg:viewBox="0 0 9252 9927" svg:d="m4338 9923c290-26 583 21 873-53 321-82 651-151 953-291 346-161 655-398 926-661 269-261 485-572 741-847 316-340 545-728 793-1111 171-265 319-549 424-847 105-299 145-615 185-926 42-322 8-648-27-979-38-355-214-625-344-926-164-381-500-635-688-1005-149-292-347-559-502-847-185-344-339-719-609-1005-239-253-603-333-952-371-332-35-653-40-979-53-304-12-603 66-900 159-372 117-717 262-1085 371-380 112-771 189-1164 211-388 21-782-39-1164 80-497 155-658 681-767 1111-93 369-46 758 26 1138 73 387 76 786 185 1164 111 387 142 777 212 1164 61 339 100 684 106 1032 9 461 23 931 159 1376 112 368 57 768 264 1111s398 836 873 847c338 7 2081 191 2461 158z">
          <text:p/>
        </draw:path>
        <draw:custom-shape draw:style-name="gr28" draw:text-style-name="P1" draw:layer="layout" svg:width="0.127cm" svg:height="2.007cm" svg:x="14.888cm" svg:y="6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127cm" svg:height="2.007cm" svg:x="6.287cm" svg:y="10.7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9" draw:text-style-name="P1" draw:layer="layout" svg:width="3.9cm" svg:height="2.5cm" svg:x="3cm" svg:y="12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9" draw:text-style-name="P1" xml:id="id47" draw:id="id47" draw:layer="layout" svg:width="4.4cm" svg:height="2.5cm" svg:x="14.3cm" svg:y="8.5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3.4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cm" svg:height="1cm" svg:x="5.4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4.7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-1.04719755119759) translate (7.17717327302464cm 10.2716774028381cm)" svg:viewBox="0 0 574 334" svg:d="m0 11c129-41 239 39 347 93l87 59 85 82 55 89">
          <text:p/>
        </draw:path>
        <draw:path draw:style-name="gr30" draw:text-style-name="P1" draw:layer="layout" svg:width="0.68cm" svg:height="0.554cm" draw:transform="rotate (-0.854687734702648) translate (7.44126955588358cm 10.1739646833196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-1.1311478882185) translate (6.88112183985578cm 10.4482216072586cm)" svg:viewBox="0 0 333 187" svg:d="m0 1c117-10 244 35 311 137l22 49">
          <text:p/>
        </draw:path>
        <draw:path draw:style-name="gr30" draw:text-style-name="P1" draw:layer="layout" svg:width="0.85cm" svg:height="0.579cm" draw:transform="rotate (-0.959582022747488) translate (7.75817213773893cm 10.0856864798319cm)" svg:viewBox="0 0 851 580" svg:d="m0 0c130-3 256 37 378 88 120 49 204 139 308 208l68 83 73 113 24 88">
          <text:p/>
        </draw:path>
        <draw:path draw:style-name="gr30" draw:text-style-name="P1" draw:layer="layout" svg:width="0.573cm" svg:height="0.333cm" draw:transform="rotate (2.4434609527916) translate (14.2502139340895cm 7.51716647431181cm)" svg:viewBox="0 0 574 334" svg:d="m0 11c129-41 239 39 347 93l87 59 85 82 55 89">
          <text:p/>
        </draw:path>
        <draw:path draw:style-name="gr30" draw:text-style-name="P1" draw:layer="layout" svg:width="0.68cm" svg:height="0.554cm" draw:transform="rotate (2.63597076928654) translate (14.0354643242439cm 7.6993126443154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2.35951061577069) translate (14.4680296071118cm 7.25001363457126cm)" svg:viewBox="0 0 333 187" svg:d="m0 1c117-10 244 35 311 137l22 49">
          <text:p/>
        </draw:path>
        <draw:path draw:style-name="gr30" draw:text-style-name="P1" draw:layer="layout" svg:width="0.85cm" svg:height="0.579cm" draw:transform="rotate (2.5310764812417) translate (13.7678662303761cm 7.89065408717573cm)" svg:viewBox="0 0 851 580" svg:d="m0 0c130-3 256 37 378 88 120 49 204 139 308 208l68 83 73 113 24 88">
          <text:p/>
        </draw:path>
        <draw:frame draw:style-name="gr15" draw:layer="layout" svg:width="6.31cm" svg:height="0.963cm" svg:x="7.292cm" svg:y="5.2cm">
          <draw:text-box>
            <text:p>Serial over bluetooth</text:p>
          </draw:text-box>
        </draw:frame>
        <draw:custom-shape draw:style-name="gr29" draw:text-style-name="P1" xml:id="id48" draw:id="id48" draw:layer="layout" svg:width="4.4cm" svg:height="2.5cm" svg:x="21.6cm" svg:y="8.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18.7cm" svg:y1="9.75cm" svg:x2="21.6cm" svg:y2="9.75cm" draw:start-shape="id47" draw:start-glue-point="1" draw:end-shape="id48" draw:end-glue-point="3" svg:d="m18700 9750h2900">
          <text:p/>
        </draw:connector>
        <draw:frame draw:style-name="gr15" draw:layer="layout" svg:width="2.119cm" svg:height="0.963cm" svg:x="19.124cm" svg:y="8.532cm">
          <draw:text-box>
            <text:p>Serial</text:p>
          </draw:text-box>
        </draw:frame>
        <draw:custom-shape draw:style-name="gr28" draw:text-style-name="P1" draw:layer="layout" svg:width="0.127cm" svg:height="2.007cm" svg:x="18.088cm" svg:y="13.5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4cm" svg:height="2.5cm" svg:x="17.5cm" svg:y="15.088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5cm" svg:height="0.5cm" svg:x="17.901cm" svg:y="1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1" draw:layer="layout" svg:width="0.573cm" svg:height="0.333cm" draw:transform="rotate (1.745329251994) translate (17.2936316130303cm 13.4949313945409cm)" svg:viewBox="0 0 574 334" svg:d="m0 11c129-41 239 39 347 93l87 59 85 82 55 89">
          <text:p/>
        </draw:path>
        <draw:path draw:style-name="gr30" draw:text-style-name="P1" draw:layer="layout" svg:width="0.68cm" svg:height="0.554cm" draw:transform="rotate (1.93783906848894) translate (17.0120425665165cm 13.4964250675142cm)" svg:viewBox="0 0 681 555" svg:d="m0 9c136-36 246 49 359 104 101 50 171 149 239 239l38 113 45 90">
          <text:p/>
        </draw:path>
        <draw:path draw:style-name="gr30" draw:text-style-name="P1" draw:layer="layout" svg:width="0.332cm" svg:height="0.186cm" draw:transform="rotate (1.66137891497309) translate (17.632210634251cm 13.4302896620087cm)" svg:viewBox="0 0 333 187" svg:d="m0 1c117-10 244 35 311 137l22 49">
          <text:p/>
        </draw:path>
        <draw:path draw:style-name="gr30" draw:text-style-name="P1" draw:layer="layout" svg:width="0.85cm" svg:height="0.579cm" draw:transform="rotate (1.8329447804441) translate (16.6840586250291cm 13.4709923774416cm)" svg:viewBox="0 0 851 580" svg:d="m0 0c130-3 256 37 378 88 120 49 204 139 308 208l68 83 73 113 24 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smartphone app</text:p>
          </draw:text-box>
        </draw:frame>
        <draw:custom-shape draw:style-name="gr32" draw:text-style-name="P1" draw:layer="layout" svg:width="20.7cm" svg:height="10.134cm" svg:x="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8.11cm" svg:height="9.314cm" svg:x="5.20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7.5cm" svg:height="7.5cm" svg:x="5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4.748cm" svg:height="1.6cm" svg:x="6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.448cm" svg:height="4.2cm" svg:x="1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4.4cm" svg:height="1.2cm" svg:x="12.4cm" svg:y="1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4cm" svg:x="12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4.4cm" svg:height="0.36cm" svg:x="12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4" draw:layer="layout" svg:width="2.128cm" svg:height="0.831cm" svg:x="12.248cm" svg:y="11.296cm">
          <draw:text-box>
            <text:p><text:span text:style-name="T2">SELECT</text:span></text:p>
          </draw:text-box>
        </draw:frame>
        <draw:frame draw:style-name="gr40" draw:text-style-name="P4" draw:layer="layout" svg:width="2.174cm" svg:height="0.831cm" svg:x="14.857cm" svg:y="11.301cm">
          <draw:text-box>
            <text:p><text:span text:style-name="T2">START</text:span></text:p>
          </draw:text-box>
        </draw:frame>
        <draw:custom-shape draw:style-name="gr41" draw:text-style-name="P1" draw:layer="layout" svg:width="1.5cm" svg:height="0.3cm" svg:x="12.6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1.5cm" svg:height="0.3cm" svg:x="15.0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layer="layout" svg:width="3.416cm" svg:height="0.996cm" svg:x="17.5cm" svg:y="9cm">
          <draw:text-box>
            <text:p><text:span text:style-name="T3">Romeo</text:span></text:p>
          </draw:text-box>
        </draw:frame>
        <draw:custom-shape draw:style-name="gr43" draw:text-style-name="P1" draw:layer="layout" svg:width="0.5cm" svg:height="0.5cm" svg:x="4.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4.4cm" svg:height="0.4cm" svg:x="1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cm" svg:height="1cm" draw:transform="rotate (1.5707963267946) translate (6.847cm 13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cm" svg:height="1cm" draw:transform="rotate (-1.57079632679579) translate (11.068cm 12.1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cm" svg:height="1cm" svg:x="19.34cm" svg:y="10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-1cm" svg:height="-1cm" svg:x="20.334cm" svg:y="14.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uetooth Configuration Setup</text:p>
          </draw:text-box>
        </draw:frame>
        <draw:frame draw:style-name="gr47" draw:text-style-name="P1" draw:layer="layout" svg:width="19.588cm" svg:height="14.764cm" svg:x="4.288cm" svg:y="4.794cm">
          <draw:image xlink:href="Pictures/1000000000000CC0000009900B470E8D.jpg" xlink:type="simple" xlink:show="embed" xlink:actuate="onLoad">
            <text:p/>
          </draw:image>
        </draw:frame>
        <draw:line draw:style-name="gr48" draw:text-style-name="P1" draw:layer="layout" svg:x1="9.398cm" svg:y1="9.144cm" svg:x2="13.716cm" svg:y2="11.43cm">
          <text:p/>
        </draw:line>
        <draw:frame draw:style-name="gr49" draw:text-style-name="P5" draw:layer="layout" svg:width="6.166cm" svg:height="0.963cm" svg:x="4.797cm" svg:y="8.182cm">
          <draw:text-box>
            <text:p><text:span text:style-name="T4">RXD Voltage divider</text:span></text:p>
          </draw:text-box>
        </draw:frame>
        <draw:line draw:style-name="gr48" draw:text-style-name="P1" draw:layer="layout" svg:x1="18.796cm" svg:y1="18.182cm" svg:x2="16.002cm" svg:y2="17.526cm">
          <text:p/>
        </draw:line>
        <draw:line draw:style-name="gr50" draw:text-style-name="P1" draw:layer="layout" svg:x1="13.208cm" svg:y1="7.144cm" svg:x2="14.732cm" svg:y2="9.144cm">
          <text:p/>
        </draw:line>
        <draw:frame draw:style-name="gr49" draw:text-style-name="P5" draw:layer="layout" svg:width="2.331cm" svg:height="0.963cm" svg:x="11.797cm" svg:y="6.182cm">
          <draw:text-box>
            <text:p><text:span text:style-name="T4">HC-05</text:span></text:p>
          </draw:text-box>
        </draw:frame>
        <draw:frame draw:style-name="gr49" draw:text-style-name="P5" draw:layer="layout" svg:width="3.186cm" svg:height="0.963cm" svg:x="17.798cm" svg:y="18.182cm">
          <draw:text-box>
            <text:p><text:span text:style-name="T4">FTDI-2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C-05 module</text:p>
          </draw:text-box>
        </draw:frame>
        <draw:frame draw:style-name="gr47" draw:text-style-name="P1" draw:layer="layout" svg:width="11.206cm" svg:height="4.36cm" svg:x="8.814cm" svg:y="9.196cm">
          <draw:image xlink:href="Pictures/100000000000099C00000377E572E9D9.jpg" xlink:type="simple" xlink:show="embed" xlink:actuate="onLoad">
            <text:p/>
          </draw:image>
        </draw:frame>
        <draw:frame draw:style-name="gr47" draw:text-style-name="P1" draw:layer="layout" svg:width="11.206cm" svg:height="4.36cm" svg:x="8.814cm" svg:y="14.396cm">
          <draw:image xlink:href="Pictures/100000000000073A000002AC8904C2A8.jpg" xlink:type="simple" xlink:show="embed" xlink:actuate="onLoad">
            <text:p/>
          </draw:image>
        </draw:frame>
        <draw:line draw:style-name="gr50" draw:text-style-name="P1" draw:layer="layout" svg:x1="20.274cm" svg:y1="7.98cm" svg:x2="17.226cm" svg:y2="9.196cm">
          <text:p/>
        </draw:line>
        <draw:frame draw:style-name="gr49" draw:text-style-name="P5" draw:layer="layout" svg:width="3.11cm" svg:height="0.963cm" svg:x="20.274cm" svg:y="7.272cm">
          <draw:text-box>
            <text:p><text:span text:style-name="T4">BUT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51" draw:text-style-name="P1" draw:layer="layout" svg:width="3.7cm" svg:height="3.3cm" svg:x="14.723cm" svg:y="10.113cm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2" draw:text-style-name="P7" draw:layer="layout" svg:width="11.361cm" svg:height="4.218cm" svg:x="8.601cm" svg:y="9.5cm">
          <draw:text-box>
            <text:p><text:span text:style-name="T5">Romeo</text:span></text:p>
          </draw:text-box>
        </draw:frame>
        <draw:custom-shape draw:style-name="gr51" draw:text-style-name="P1" draw:layer="layout" svg:width="3.7cm" svg:height="3.3cm" draw:transform="rotate (3.1415926535892) translate (18.364cm 13.49cm)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Logo</text:p>
          </draw:text-box>
        </draw:frame>
        <draw:frame draw:style-name="gr42" draw:text-style-name="P8" draw:layer="layout" svg:width="9.815cm" svg:height="4.218cm" svg:x="8.6cm" svg:y="9.5cm">
          <draw:text-box>
            <text:p><text:span text:style-name="T6">Rome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line draw:style-name="gr53" draw:text-style-name="P1" draw:layer="layout" svg:x1="21.101cm" svg:y1="7.591cm" svg:x2="21.101cm" svg:y2="14.515cm">
          <text:p/>
        </draw:line>
        <draw:line draw:style-name="gr53" draw:text-style-name="P1" draw:layer="layout" svg:x1="24.766cm" svg:y1="16.947cm" svg:x2="21.923cm" svg:y2="16.947cm">
          <text:p/>
        </draw:line>
        <draw:custom-shape draw:style-name="gr54" draw:text-style-name="P1" draw:layer="layout" svg:width="10.305cm" svg:height="2.866cm" svg:x="3.759cm" svg:y="6.182cm">
          <text:p/>
          <draw:enhanced-geometry svg:viewBox="0 0 21600 21600" draw:path-stretchpoint-x="10800" draw:path-stretchpoint-y="10800" draw:text-areas="?f3 ?f4 ?f5 ?f6" draw:type="round-rectangle" draw:modifiers="6343.634461109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5" draw:text-style-name="P1" draw:layer="layout" svg:width="0.14cm" svg:height="1.01cm" svg:x="8.069cm" svg:y="6.593cm">
          <text:p/>
        </draw:rect>
        <draw:rect draw:style-name="gr55" draw:text-style-name="P1" draw:layer="layout" svg:width="0.139cm" svg:height="1.034cm" svg:x="9.525cm" svg:y="6.569cm">
          <text:p/>
        </draw:rect>
        <draw:rect draw:style-name="gr56" draw:text-style-name="P1" draw:layer="layout" svg:width="10.297cm" svg:height="9.352cm" svg:x="3.759cm" svg:y="7.603cm">
          <text:p/>
        </draw:rect>
        <draw:frame presentation:style-name="pr7" draw:layer="layout" svg:width="25.199cm" svg:height="3.506cm" svg:x="1.4cm" svg:y="0.837cm" presentation:class="title">
          <draw:text-box>
            <text:p>Robot – top &amp; left view</text:p>
          </draw:text-box>
        </draw:frame>
        <draw:rect draw:style-name="gr57" draw:text-style-name="P1" draw:layer="layout" svg:width="0.923cm" svg:height="0.461cm" svg:x="20.202cm" svg:y="12.075cm">
          <text:p/>
        </draw:rect>
        <draw:rect draw:style-name="gr13" draw:text-style-name="P1" draw:layer="layout" svg:width="0.184cm" svg:height="6.058cm" svg:x="20.418cm" svg:y="9.248cm">
          <text:p/>
        </draw:rect>
        <draw:ellipse draw:style-name="gr13" draw:text-style-name="P1" draw:layer="layout" svg:width="1.477cm" svg:height="1.476cm" svg:x="19.11cm" svg:y="7.166cm">
          <text:p/>
        </draw:ellipse>
        <draw:rect draw:style-name="gr55" draw:text-style-name="P1" draw:layer="layout" svg:width="0.456cm" svg:height="1.129cm" draw:transform="skewX (-0.000872664625996998) rotate (0.0870919296745006) translate (21.109cm 6.495cm)">
          <text:p/>
        </draw:rect>
        <draw:rect draw:style-name="gr58" draw:text-style-name="P1" draw:layer="layout" svg:width="1.216cm" svg:height="0.406cm" svg:x="3.183cm" svg:y="15.029cm">
          <text:p/>
        </draw:rect>
        <draw:rect draw:style-name="gr58" draw:text-style-name="P1" draw:layer="layout" svg:width="0.683cm" svg:height="0.406cm" svg:x="13.829cm" svg:y="15.029cm">
          <text:p/>
        </draw:rect>
        <draw:ellipse draw:style-name="gr13" draw:text-style-name="P1" draw:layer="layout" svg:width="6.223cm" svg:height="6.448cm" svg:x="5.804cm" svg:y="8.919cm">
          <text:p/>
        </draw:ellipse>
        <draw:rect draw:style-name="gr57" draw:text-style-name="P1" draw:layer="layout" svg:width="2.99cm" svg:height="1.069cm" svg:x="3.759cm" svg:y="14.697cm">
          <text:p/>
        </draw:rect>
        <draw:rect draw:style-name="gr57" draw:text-style-name="P1" draw:layer="layout" svg:width="2.991cm" svg:height="1.069cm" svg:x="11.065cm" svg:y="14.697cm">
          <text:p/>
        </draw:rect>
        <draw:rect draw:style-name="gr59" draw:text-style-name="P1" draw:layer="layout" svg:width="3.322cm" svg:height="1.67cm" svg:x="7.233cm" svg:y="15.123cm">
          <text:p text:style-name="P1">Battery 12V</text:p>
        </draw:rect>
        <draw:rect draw:style-name="gr59" draw:text-style-name="P1" draw:layer="layout" svg:width="3.322cm" svg:height="1.67cm" svg:x="7.233cm" svg:y="13.386cm">
          <text:p text:style-name="P1">Battery 12V</text:p>
        </draw:rect>
        <draw:rect draw:style-name="gr57" draw:text-style-name="P1" draw:layer="layout" svg:width="1.48cm" svg:height="1.403cm" svg:x="8.144cm" svg:y="11.478cm">
          <text:p/>
        </draw:rect>
        <draw:rect draw:style-name="gr13" draw:text-style-name="P1" draw:layer="layout" svg:width="0.406cm" svg:height="5.53cm" svg:x="3.04cm" svg:y="12.446cm">
          <text:p/>
        </draw:rect>
        <draw:ellipse draw:style-name="gr60" draw:text-style-name="P1" draw:layer="layout" svg:width="0.81cm" svg:height="0.813cm" svg:x="8.462cm" svg:y="7.767cm">
          <text:p/>
        </draw:ellipse>
        <draw:rect draw:style-name="gr61" draw:text-style-name="P1" draw:layer="layout" svg:width="5.27cm" svg:height="2.032cm" svg:x="6.248cm" svg:y="8.961cm">
          <text:p text:style-name="P1">Electronics</text:p>
        </draw:rect>
        <draw:line draw:style-name="gr62" draw:text-style-name="P1" draw:layer="layout" svg:x1="15.486cm" svg:y1="7.642cm" svg:x2="15.486cm" svg:y2="16.994cm">
          <text:p/>
        </draw:line>
        <draw:line draw:style-name="gr13" draw:text-style-name="P1" draw:layer="layout" svg:x1="14.075cm" svg:y1="7.612cm" svg:x2="15.996cm" svg:y2="7.612cm">
          <text:p/>
        </draw:line>
        <draw:line draw:style-name="gr13" draw:text-style-name="P1" draw:layer="layout" svg:x1="14.075cm" svg:y1="16.964cm" svg:x2="16.118cm" svg:y2="16.964cm">
          <text:p/>
        </draw:line>
        <draw:line draw:style-name="gr62" draw:text-style-name="P1" draw:layer="layout" svg:x1="3.871cm" svg:y1="18.51cm" svg:x2="14.02cm" svg:y2="18.51cm">
          <text:p/>
        </draw:line>
        <draw:frame draw:style-name="gr63" draw:layer="layout" svg:width="2.792cm" svg:height="0.963cm" svg:x="7.902cm" svg:y="18.53cm">
          <draw:text-box>
            <text:p>300 mm</text:p>
          </draw:text-box>
        </draw:frame>
        <draw:frame draw:style-name="gr63" draw:layer="layout" svg:width="2.792cm" svg:height="0.963cm" svg:x="15.51cm" svg:y="11.869cm">
          <draw:text-box>
            <text:p>300 mm</text:p>
          </draw:text-box>
        </draw:frame>
        <draw:rect draw:style-name="gr13" draw:text-style-name="P1" draw:layer="layout" svg:width="0.405cm" svg:height="5.53cm" svg:x="14.352cm" svg:y="12.446cm">
          <text:p/>
        </draw:rect>
        <draw:line draw:style-name="gr13" draw:text-style-name="P1" draw:layer="layout" svg:x1="3.777cm" svg:y1="18.83cm" svg:x2="3.777cm" svg:y2="16.985cm">
          <text:p/>
        </draw:line>
        <draw:line draw:style-name="gr13" draw:text-style-name="P1" draw:layer="layout" svg:x1="14.079cm" svg:y1="18.83cm" svg:x2="14.079cm" svg:y2="16.985cm">
          <text:p/>
        </draw:line>
        <draw:rect draw:style-name="gr56" draw:text-style-name="P1" draw:layer="layout" svg:width="0.31cm" svg:height="1.42cm" svg:x="21.09cm" svg:y="6.166cm">
          <text:p/>
        </draw:rect>
        <draw:circle draw:style-name="gr13" draw:text-style-name="P1" draw:layer="layout" svg:width="5.536cm" svg:height="5.535cm" svg:x="19.187cm" svg:y="12.466cm">
          <text:p/>
        </draw:circle>
        <draw:circle draw:style-name="gr57" draw:text-style-name="P1" draw:layer="layout" svg:width="0.462cm" svg:height="0.461cm" svg:x="21.678cm" svg:y="14.99cm">
          <text:p/>
        </draw:circle>
        <draw:rect draw:style-name="gr64" draw:text-style-name="P1" draw:layer="layout" svg:width="1.294cm" svg:height="0.801cm" draw:transform="rotate (0.1745329251994) translate (19.414cm 7.575cm)">
          <text:p/>
        </draw:rect>
        <draw:circle draw:style-name="gr57" draw:text-style-name="P1" draw:layer="layout" svg:width="0.462cm" svg:height="0.462cm" svg:x="19.626cm" svg:y="7.673cm">
          <text:p/>
        </draw:circle>
        <draw:rect draw:style-name="gr64" draw:text-style-name="P1" draw:layer="layout" svg:width="0.259cm" svg:height="1.682cm" svg:x="20.756cm" svg:y="6.925cm">
          <text:p/>
        </draw:rect>
        <draw:rect draw:style-name="gr58" draw:text-style-name="P1" draw:layer="layout" svg:width="0.961cm" svg:height="0.248cm" draw:transform="rotate (0.524122374373798) translate (12.096cm 7.745cm)">
          <text:p/>
        </draw:rect>
        <draw:rect draw:style-name="gr13" draw:text-style-name="P1" draw:layer="layout" svg:width="0.406cm" svg:height="1.402cm" draw:transform="skewX (0.00349065850398802) rotate (0.52656583532659) translate (12.025cm 7.114cm)">
          <text:p/>
        </draw:rect>
        <draw:rect draw:style-name="gr58" draw:text-style-name="P1" draw:layer="layout" svg:width="0.961cm" svg:height="0.248cm" draw:transform="skewX (0.00401425727958622) rotate (0.524122374373798) translate (4.722cm 7.745cm)">
          <text:p/>
        </draw:rect>
        <draw:rect draw:style-name="gr13" draw:text-style-name="P1" draw:layer="layout" svg:width="0.405cm" svg:height="1.402cm" draw:transform="skewX (0.00506145483078254) rotate (0.527787565802986) translate (4.651cm 7.114cm)">
          <text:p/>
        </draw:rect>
        <draw:line draw:style-name="gr13" draw:text-style-name="P1" draw:layer="layout" svg:x1="12.651cm" svg:y1="6.178cm" svg:x2="15.997cm" svg:y2="6.178cm">
          <text:p/>
        </draw:line>
        <draw:line draw:style-name="gr62" draw:text-style-name="P1" draw:layer="layout" svg:x1="15.486cm" svg:y1="6.238cm" svg:x2="15.486cm" svg:y2="7.642cm">
          <text:p/>
        </draw:line>
        <draw:frame draw:style-name="gr65" draw:layer="layout" svg:width="2.813cm" svg:height="0.97cm" svg:x="15.51cm" svg:y="6.47cm">
          <draw:text-box>
            <text:p>50 mm</text:p>
          </draw:text-box>
        </draw:frame>
        <draw:path draw:style-name="gr66" draw:text-style-name="P1" draw:layer="layout" svg:width="10.838cm" svg:height="1.241cm" draw:transform="rotate (-1.40830617343515) translate (23.7846408453797cm 6.73305763550638cm)" svg:viewBox="0 0 10839 1242" svg:d="m0 1174c9571-2591 10868-112 10839 68">
          <text:p/>
        </draw:path>
        <draw:line draw:style-name="gr53" draw:text-style-name="P1" draw:layer="layout" svg:x1="22.923cm" svg:y1="7.592cm" svg:x2="21.124cm" svg:y2="7.592cm">
          <text:p/>
        </draw:line>
        <draw:rect draw:style-name="gr67" draw:text-style-name="P1" draw:layer="layout" svg:width="0.83cm" svg:height="11.003cm" svg:x="14.056cm" svg:y="6.776cm">
          <text:p/>
        </draw:rect>
        <draw:rect draw:style-name="gr67" draw:text-style-name="P1" draw:layer="layout" svg:width="0.836cm" svg:height="11.003cm" svg:x="2.918cm" svg:y="6.776cm">
          <text:p/>
        </draw:rect>
        <draw:rect draw:style-name="gr67" draw:text-style-name="P1" draw:layer="layout" svg:width="10.294cm" svg:height="0.828cm" svg:x="3.762cm" svg:y="16.951cm">
          <text:p/>
        </draw:rect>
        <draw:rect draw:style-name="gr67" draw:text-style-name="P1" draw:layer="layout" svg:width="10.294cm" svg:height="0.828cm" svg:x="3.762cm" svg:y="6.776cm">
          <text:p/>
        </draw:rect>
        <draw:rect draw:style-name="gr68" draw:text-style-name="P1" draw:layer="layout" svg:width="0.667cm" svg:height="0.693cm" svg:x="3.487cm" svg:y="17.035cm">
          <text:p/>
        </draw:rect>
        <draw:rect draw:style-name="gr68" draw:text-style-name="P1" draw:layer="layout" svg:width="0.667cm" svg:height="0.693cm" svg:x="13.488cm" svg:y="17.02cm">
          <text:p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56" draw:text-style-name="P1" draw:layer="layout" svg:width="12.661cm" svg:height="10.747cm" svg:x="3.6cm" svg:y="7.197cm">
          <text:p/>
        </draw:rect>
        <draw:rect draw:style-name="gr56" draw:text-style-name="P1" draw:layer="layout" svg:width="3.617cm" svg:height="1.799cm" svg:x="8.162cm" svg:y="7.201cm">
          <text:p/>
        </draw:rect>
        <draw:rect draw:style-name="gr55" draw:text-style-name="P1" draw:layer="layout" svg:width="0.904cm" svg:height="1.281cm" svg:x="8.574cm" svg:y="7.719cm">
          <text:p/>
        </draw:rect>
        <draw:rect draw:style-name="gr55" draw:text-style-name="P1" draw:layer="layout" svg:width="0.905cm" svg:height="1.301cm" svg:x="10.481cm" svg:y="7.699cm">
          <text:p/>
        </draw:rect>
        <draw:frame presentation:style-name="pr1" draw:layer="layout" svg:width="25.199cm" svg:height="3.506cm" svg:x="1.4cm" svg:y="0.837cm" presentation:class="title">
          <draw:text-box>
            <text:p>Base station – top &amp; left view</text:p>
          </draw:text-box>
        </draw:frame>
        <draw:line draw:style-name="gr69" draw:text-style-name="P1" draw:layer="layout" svg:x1="10cm" svg:y1="4.5cm" svg:x2="9.93cm" svg:y2="19.299cm">
          <text:p/>
        </draw:line>
        <draw:rect draw:style-name="gr56" draw:text-style-name="P1" draw:layer="layout" svg:width="10cm" svg:height="1.901cm" svg:x="5cm" svg:y="5.3cm">
          <text:p/>
        </draw:rect>
        <draw:rect draw:style-name="gr57" draw:text-style-name="P1" draw:layer="layout" svg:width="3.165cm" svg:height="0.904cm" svg:x="5.294cm" svg:y="5.803cm">
          <text:p/>
        </draw:rect>
        <draw:rect draw:style-name="gr60" draw:text-style-name="P1" draw:layer="layout" svg:width="2.871cm" svg:height="0.903cm" svg:x="11.796cm" svg:y="5.806cm">
          <text:p/>
        </draw:rect>
        <draw:rect draw:style-name="gr56" draw:text-style-name="P1" draw:layer="layout" svg:width="0.361cm" svg:height="10.747cm" svg:x="19.517cm" svg:y="7.198cm">
          <text:p/>
        </draw:rect>
        <draw:line draw:style-name="gr69" draw:text-style-name="P1" draw:layer="layout" svg:x1="19.5cm" svg:y1="4.5cm" svg:x2="19.517cm" svg:y2="19.3cm">
          <text:p/>
        </draw:line>
        <draw:rect draw:style-name="gr56" draw:text-style-name="P1" draw:layer="layout" svg:width="3.557cm" svg:height="1.902cm" svg:x="19.5cm" svg:y="5.3cm">
          <text:p/>
        </draw:rect>
        <draw:rect draw:style-name="gr57" draw:text-style-name="P1" draw:layer="layout" svg:width="3.165cm" svg:height="0.903cm" svg:x="19.539cm" svg:y="5.804cm">
          <text:p/>
        </draw:rect>
        <draw:rect draw:style-name="gr56" draw:text-style-name="P1" draw:layer="layout" svg:width="0.4cm" svg:height="2.6cm" svg:x="22.242cm" svg:y="7.192cm">
          <text:p/>
        </draw:rect>
        <draw:rect draw:style-name="gr60" draw:text-style-name="P1" draw:layer="layout" svg:width="0.993cm" svg:height="0.903cm" svg:x="10.35cm" svg:y="5.806cm">
          <text:p/>
        </draw:rect>
        <draw:path draw:style-name="gr70" draw:text-style-name="P1" draw:layer="layout" svg:width="1.778cm" svg:height="0.474cm" draw:transform="rotate (-1.10706234454098) translate (21.871cm 7.989cm)" svg:viewBox="0 0 1779 475" svg:d="m0 0c242 323 1779 475 1779 475">
          <text:p/>
        </draw:path>
        <draw:line draw:style-name="gr62" draw:text-style-name="P1" draw:layer="layout" svg:x1="3.67cm" svg:y1="19.704cm" svg:x2="16.17cm" svg:y2="19.704cm">
          <text:p/>
        </draw:line>
        <draw:line draw:style-name="gr13" draw:text-style-name="P1" draw:layer="layout" svg:x1="3.62cm" svg:y1="17.96cm" svg:x2="3.62cm" svg:y2="20.46cm">
          <text:p/>
        </draw:line>
        <draw:line draw:style-name="gr13" draw:text-style-name="P1" draw:layer="layout" svg:x1="16.26cm" svg:y1="17.96cm" svg:x2="16.26cm" svg:y2="20.46cm">
          <text:p/>
        </draw:line>
        <draw:line draw:style-name="gr13" draw:text-style-name="P1" draw:layer="layout" svg:x1="1.72cm" svg:y1="17.96cm" svg:x2="3.72cm" svg:y2="17.96cm">
          <text:p/>
        </draw:line>
        <draw:line draw:style-name="gr13" draw:text-style-name="P1" draw:layer="layout" svg:x1="1.72cm" svg:y1="7.22cm" svg:x2="3.72cm" svg:y2="7.22cm">
          <text:p/>
        </draw:line>
        <draw:line draw:style-name="gr13" draw:text-style-name="P1" draw:layer="layout" svg:x1="2cm" svg:y1="5.3cm" svg:x2="5cm" svg:y2="5.3cm">
          <text:p/>
        </draw:line>
        <draw:line draw:style-name="gr62" draw:text-style-name="P1" draw:layer="layout" svg:x1="2.38cm" svg:y1="17.88cm" svg:x2="2.38cm" svg:y2="7.38cm">
          <text:p/>
        </draw:line>
        <draw:line draw:style-name="gr62" draw:text-style-name="P1" draw:layer="layout" svg:x1="2.389cm" svg:y1="7.278cm" svg:x2="2.389cm" svg:y2="5.278cm">
          <text:p/>
        </draw:line>
        <draw:frame draw:style-name="gr15" draw:layer="layout" svg:width="2.792cm" svg:height="0.963cm" svg:x="8.7cm" svg:y="19.885cm">
          <draw:text-box>
            <text:p>400 mm</text:p>
          </draw:text-box>
        </draw:frame>
        <draw:frame draw:style-name="gr15" draw:layer="layout" svg:width="2.792cm" svg:height="0.963cm" draw:transform="rotate (1.5707963267946) translate (1.276cm 14.064cm)">
          <draw:text-box>
            <text:p>400 mm</text:p>
          </draw:text-box>
        </draw:frame>
        <draw:frame draw:style-name="gr15" draw:layer="layout" svg:width="2.441cm" svg:height="0.963cm" draw:transform="rotate (1.5707963267946) translate (1.32cm 7.54cm)">
          <draw:text-box>
            <text:p>70 m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2" draw:display-name="Gradient 2" draw:style="linear" draw:start-color="#000000" draw:end-color="#333333" draw:start-intensity="100%" draw:end-intensity="100%" draw:angle="150" draw:border="0%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7-19T08:47:58.64</meta:creation-date>
    <meta:editing-duration>P1DT14H22M19S</meta:editing-duration>
    <meta:editing-cycles>179</meta:editing-cycles>
    <dc:date>2015-08-10T23:06:09.93</dc:date>
    <meta:generator>OpenOffice.org/3.3$Win32 OpenOffice.org_project/330m20$Build-9567</meta:generator>
    <meta:document-statistic meta:object-count="309"/>
  </office:meta>
</office:document-meta>
</file>